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文泉驛微米黑" svg:font-family="文泉驛微米黑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d Sep 24 5:55:52 CST 2014</text:p>
      <text:p text:style-name="Standard">Wed Sep 24 15:31:23 CST 2014</text:p>
      <text:p text:style-name="Standard">Wed Sep 24 14:00:10 CST 2014</text:p>
      <text:p text:style-name="Standard">Wed Sep 24 13:53:31 CST 2014</text:p>
      <text:p text:style-name="Standard">2014 09 2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文泉驛微米黑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文泉驛微米黑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24T13:18:01</meta:creation-date>
    <dc:date>2014-09-24T15:56:00</dc:date>
    <meta:editing-duration>PT5M32S</meta:editing-duration>
    <meta:editing-cycles>5</meta:editing-cycles>
    <meta:generator>OpenOffice/4.1.1$Linux OpenOffice.org_project/411m6$Build-9775</meta:generator>
    <meta:document-statistic meta:table-count="0" meta:image-count="0" meta:object-count="0" meta:page-count="1" meta:paragraph-count="5" meta:word-count="27" meta:character-count="121"/>
  </office:meta>
</office:document-meta>
</file>